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2/11/2021</text:span></text:p>
      <text:p text:style-name="P9"/>
      <text:p text:style-name="P10">RECIBI CONFORME</text:p>
      <text:p text:style-name="P9"/>
      <text:p text:style-name="P11">CLIENTE: CALDERON CARDENAS, ANTONIO</text:p>
      <text:p text:style-name="P12">CANT. TOTAL DE CAJAS: 1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NTREGA MERCADO DE PRODUCTORES</text:span></text:p>
      <text:p text:style-name="P5"><text:span text:style-name="T1">Destino: </text:span><text:span text:style-name="T3">LIM</text:span></text:p>
      <text:p text:style-name="P5"/>
      <text:p text:style-name="P5">Recojo: <text:span text:style-name="T3">CALDERON CARDENAS, ANTON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22:2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